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0000002E16707044857D386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64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c9211e"/>
    </style:style>
    <style:style style:name="T1" style:family="text">
      <style:text-properties fo:color="#c9211e"/>
    </style:style>
    <style:style style:name="T2" style:family="text">
      <style:text-properties fo:color="#c9211e" fo:font-size="16pt" style:font-size-asian="16pt" style:font-size-complex="16pt"/>
    </style:style>
    <style:style style:name="T3" style:family="text">
      <style:text-properties fo:color="#c9211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49cm" svg:height="14.756cm" svg:x="1.301cm" svg:y="0.8cm">
          <draw:image xlink:href="Pictures/1000000000000510000002E16707044857D38660.png" xlink:type="simple" xlink:show="embed" xlink:actuate="onLoad" loext:mime-type="image/png">
            <text:p/>
          </draw:image>
        </draw:frame>
        <draw:frame draw:style-name="gr2" draw:text-style-name="P2" draw:layer="layout" svg:width="3.072cm" svg:height="0.962cm" svg:x="4.228cm" svg:y="5.338cm">
          <draw:text-box>
            <text:p><text:span text:style-name="T1">Top plate</text:span></text:p>
          </draw:text-box>
        </draw:frame>
        <draw:frame draw:style-name="gr3" draw:text-style-name="P2" draw:layer="layout" svg:width="4.062cm" svg:height="0.962cm" svg:x="11.5cm" svg:y="5.338cm">
          <draw:text-box>
            <text:p><text:span text:style-name="T1">Bottom plate</text:span></text:p>
          </draw:text-box>
        </draw:frame>
        <draw:frame draw:style-name="gr4" draw:text-style-name="P2" draw:layer="layout" svg:width="1.912cm" svg:height="0.962cm" svg:x="27.25cm" svg:y="2.55cm">
          <draw:text-box>
            <text:p><text:span text:style-name="T1">Back</text:span></text:p>
          </draw:text-box>
        </draw:frame>
        <draw:frame draw:style-name="gr5" draw:text-style-name="P2" draw:layer="layout" svg:width="2.721cm" svg:height="1.673cm" svg:x="27.15cm" svg:y="7.9cm">
          <draw:text-box>
            <text:p><text:span text:style-name="T1">Front A</text:span></text:p>
            <text:p><text:span text:style-name="T2">(normal)</text:span></text:p>
          </draw:text-box>
        </draw:frame>
        <draw:frame draw:style-name="gr5" draw:text-style-name="P2" draw:layer="layout" svg:width="2.721cm" svg:height="1.673cm" svg:x="27.279cm" svg:y="12.327cm">
          <draw:text-box>
            <text:p><text:span text:style-name="T1">Front B</text:span></text:p>
            <text:p><text:span text:style-name="T3">(12 CT)</text:span></text:p>
          </draw:text-box>
        </draw:frame>
        <draw:frame draw:style-name="gr6" draw:text-style-name="P2" draw:layer="layout" svg:width="8.147cm" svg:height="3.095cm" svg:x="2.25cm" svg:y="1.416cm">
          <draw:text-box>
            <text:p><text:span text:style-name="T1">Material: black 2mm acrylic</text:span></text:p>
            <text:p><text:span text:style-name="T1">Gray = cutout</text:span></text:p>
            <text:p><text:span text:style-name="T1">White / blue = screen print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12:34:13.028490794</meta:creation-date>
    <dc:date>2023-09-07T15:02:29.625054163</dc:date>
    <meta:editing-duration>PT2H31M35S</meta:editing-duration>
    <meta:editing-cycles>3</meta:editing-cycles>
    <meta:generator>LibreOffice/6.4.7.2$Linux_X86_64 LibreOffice_project/40$Build-2</meta:generator>
    <meta:document-statistic meta:object-count="7"/>
  </office:meta>
</office:document-meta>
</file>